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language="fr" fo:country="FR" officeooo:paragraph-rsid="00117cbc"/>
    </style:style>
    <style:style style:name="P2" style:family="paragraph" style:parent-style-name="Text_20_body">
      <style:text-properties fo:language="fr" fo:country="FR"/>
    </style:style>
    <style:style style:name="P3" style:family="paragraph" style:parent-style-name="Text_20_body">
      <style:text-properties fo:language="fr" fo:country="FR" officeooo:rsid="0015e017" officeooo:paragraph-rsid="0016980c"/>
    </style:style>
    <style:style style:name="P4" style:family="paragraph" style:parent-style-name="Text_20_body">
      <style:text-properties fo:language="fr" fo:country="FR" officeooo:paragraph-rsid="0018c673"/>
    </style:style>
    <style:style style:name="P5" style:family="paragraph" style:parent-style-name="Title">
      <style:text-properties fo:color="#c9211e" loext:opacity="100%" fo:language="fr" fo:country="FR" fo:font-style="normal" style:text-underline-style="solid" style:text-underline-width="auto" style:text-underline-color="font-color" style:font-style-asian="normal" style:font-style-complex="normal"/>
    </style:style>
    <style:style style:name="P6" style:family="paragraph" style:parent-style-name="Heading_20_1">
      <style:text-properties fo:language="fr" fo:country="FR" officeooo:rsid="0016980c" officeooo:paragraph-rsid="0016980c"/>
    </style:style>
    <style:style style:name="P7" style:family="paragraph" style:parent-style-name="Heading_20_1">
      <style:text-properties fo:language="fr" fo:country="FR"/>
    </style:style>
    <style:style style:name="P8" style:family="paragraph" style:parent-style-name="Standard" style:list-style-name="L3">
      <style:text-properties fo:language="fr" fo:country="FR" officeooo:paragraph-rsid="00117cbc"/>
    </style:style>
    <style:style style:name="P9" style:family="paragraph" style:parent-style-name="Standard" style:list-style-name="L3">
      <style:text-properties fo:language="fr" fo:country="FR" officeooo:rsid="00108121" officeooo:paragraph-rsid="00117cbc"/>
    </style:style>
    <style:style style:name="P10" style:family="paragraph" style:parent-style-name="Text_20_body" style:list-style-name="L1">
      <style:text-properties fo:language="fr" fo:country="FR" officeooo:rsid="0016980c" officeooo:paragraph-rsid="0016980c"/>
    </style:style>
    <style:style style:name="P11" style:family="paragraph" style:parent-style-name="Text_20_body" style:list-style-name="L3">
      <style:text-properties fo:language="fr" fo:country="FR" officeooo:rsid="0016980c" officeooo:paragraph-rsid="0016980c"/>
    </style:style>
    <style:style style:name="P12" style:family="paragraph" style:parent-style-name="Text_20_body" style:list-style-name="L1">
      <style:text-properties fo:language="fr" fo:country="FR" officeooo:rsid="00171398" officeooo:paragraph-rsid="00171398"/>
    </style:style>
    <style:style style:name="P13" style:family="paragraph" style:parent-style-name="Text_20_body" style:list-style-name="L1">
      <style:text-properties fo:language="fr" fo:country="FR" officeooo:paragraph-rsid="0018c673"/>
    </style:style>
    <style:style style:name="P14" style:family="paragraph" style:parent-style-name="Text_20_body" style:list-style-name="L2">
      <style:text-properties fo:language="fr" fo:country="FR" officeooo:rsid="00134505" officeooo:paragraph-rsid="00134505"/>
    </style:style>
    <style:style style:name="P15" style:family="paragraph" style:parent-style-name="Text_20_body" style:list-style-name="L3">
      <style:text-properties fo:language="fr" fo:country="FR" officeooo:rsid="00134505" officeooo:paragraph-rsid="00134505"/>
    </style:style>
    <style:style style:name="P16" style:family="paragraph" style:parent-style-name="Text_20_body" style:list-style-name="L3">
      <style:text-properties fo:language="fr" fo:country="FR" officeooo:paragraph-rsid="00117cbc"/>
    </style:style>
    <style:style style:name="P17" style:family="paragraph" style:parent-style-name="Text_20_body" style:list-style-name="L3">
      <style:text-properties fo:language="fr" fo:country="FR" officeooo:rsid="00108121" officeooo:paragraph-rsid="00117cbc"/>
    </style:style>
    <style:style style:name="P18" style:family="paragraph" style:parent-style-name="Text_20_body" style:list-style-name="L3">
      <style:text-properties fo:language="fr" fo:country="FR" officeooo:rsid="00117cbc" officeooo:paragraph-rsid="00117cbc"/>
    </style:style>
    <style:style style:name="P19" style:family="paragraph" style:parent-style-name="Text_20_body" style:list-style-name="L3">
      <style:text-properties fo:language="fr" fo:country="FR" officeooo:rsid="0014d86b" officeooo:paragraph-rsid="0014d86b"/>
    </style:style>
    <style:style style:name="P20" style:family="paragraph" style:parent-style-name="Text_20_body" style:list-style-name="L3">
      <style:text-properties fo:language="fr" fo:country="FR" officeooo:rsid="0015e017" officeooo:paragraph-rsid="0015e017"/>
    </style:style>
    <style:style style:name="P21" style:family="paragraph" style:parent-style-name="Text_20_body" style:list-style-name="L3">
      <style:text-properties fo:language="fr" fo:country="FR" officeooo:rsid="0015e017" officeooo:paragraph-rsid="0016980c"/>
    </style:style>
    <style:style style:name="P22" style:family="paragraph">
      <loext:graphic-properties draw:fill="none" draw:fill-color="#ffffff"/>
      <style:paragraph-properties style:writing-mode="lr-tb"/>
      <style:text-properties fo:font-size="15pt" style:font-size-asian="15pt" style:font-size-complex="15pt"/>
    </style:style>
    <style:style style:name="T1" style:family="text">
      <style:text-properties officeooo:rsid="00108121"/>
    </style:style>
    <style:style style:name="T2" style:family="text">
      <style:text-properties officeooo:rsid="00117cbc"/>
    </style:style>
    <style:style style:name="T3" style:family="text">
      <style:text-properties fo:color="#c9211e" loext:opacity="100%" style:text-underline-style="solid" style:text-underline-width="auto" style:text-underline-color="font-color" fo:font-weight="bold" style:font-weight-asian="bold" style:font-weight-complex="bold"/>
    </style:style>
    <style:style style:name="T4" style:family="text">
      <style:text-properties officeooo:rsid="0014d86b"/>
    </style:style>
    <style:style style:name="T5" style:family="text">
      <style:text-properties officeooo:rsid="0015e017"/>
    </style:style>
    <style:style style:name="T6" style:family="text">
      <style:text-properties officeooo:rsid="0016980c"/>
    </style:style>
    <style:style style:name="T7" style:family="text">
      <style:text-properties officeooo:rsid="0018c673"/>
    </style:style>
    <style:style style:name="T8" style:family="text">
      <style:text-properties officeooo:rsid="0019ebb9"/>
    </style:style>
    <style:style style:name="T9" style:family="text">
      <style:text-properties officeooo:rsid="001a49df"/>
    </style:style>
    <style:style style:name="T10" style:family="text">
      <style:text-properties officeooo:rsid="001a824a"/>
    </style:style>
    <style:style style:name="T11" style:family="text">
      <style:text-properties officeooo:rsid="001b890a"/>
    </style:style>
    <style:style style:name="T12" style:family="text">
      <style:text-properties fo:font-size="15pt" style:font-size-asian="15pt" style:font-size-complex="15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8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text:anchor-type="paragraph" draw:z-index="0" draw:name="Text Frame 1" draw:style-name="gr1" draw:text-style-name="P22" svg:width="1.4012in" svg:height="0.4862in" svg:x="-0.0217in" svg:y="0.022in"><draw:text-box><text:p><text:span text:style-name="T12">Victor Faucher</text:span></text:p></draw:text-box></draw:frame>Bilan personne<text:span text:style-name="T1">l</text:span></text:p>
      <text:p text:style-name="P2"/>
      <text:h text:style-name="P6" text:outline-level="1">Choix <text:span text:style-name="T11">et passages </text:span><text:span text:style-name="T9">important</text:span><text:span text:style-name="T10">s</text:span> :</text:h>
      <text:list xml:id="list327733969" text:style-name="L1">
        <text:list-item>
          <text:p text:style-name="P10">Notre premier choix a été, avant même de commencer le programme python, de nous fixer une webapp python avec flask comme but.</text:p>
        </text:list-item>
        <text:list-item>
          <text:p text:style-name="P12">Le 20/10/2022, j’ai décidé de retaper TransTrad.py puisque l’ancien était incompréhensible et écrit par bloc, pour que par exemple une personne puisse comprendre les fonctions rien que par leurs noms (DNA_RNA() : ADN vers ARNm) et que les différentes erreurs soit mieux gérées.</text:p>
        </text:list-item>
        <text:list-item>
          <text:p text:style-name="P12">Après avoir fait crash plusieurs fois mon navigateur et 2 fois mon pc avec la fonction spin() et spinFast(), qui avait pour but de modifier la vitesse de la double hélice sur la page lorsque celle ci été survolé, j’ai décidé d’arrêter de tenter de la faire fonctionner, puisque mon temps pourrait être mieux investit (j’étais dessus depuis plus de 2h).</text:p>
        </text:list-item>
        <text:list-item>
          <text:p text:style-name="P13"><text:span text:style-name="T7">Le 3/11/2022 on a décidé d’abandonner l’idée d’une base de donnée </text:span><text:span text:style-name="T8">avec SQLAlchemy</text:span><text:span text:style-name="T7"> puisqu’elle avançait trop lentement et été peu utile (Alexandre y a passé beaucoup, beaucoup de temps), il aujourd’hui encore possible d’observer le cadavre de la database dans le code.</text:span></text:p>
        </text:list-item>
      </text:list>
      <text:p text:style-name="P4">----------------------------------------------------------------------------------------------------------------------------</text:p>
      <text:h text:style-name="P7" text:outline-level="1">Problèmes rencontrés <text:span text:style-name="T2">et solutions</text:span> :</text:h>
      <text:list xml:id="list2857321126" text:style-name="L2">
        <text:list-item>
          <text:p text:style-name="P14">Comprendre le principe de transcription, traduction…</text:p>
          <text:p text:style-name="P14">Solution :</text:p>
          <text:p text:style-name="P14">Alexandre l’a trouvée : <text:a xlink:type="simple" xlink:href="https://dictionnaire.sensagent.leparisien.fr/Code%20génétique/fr-fr/" text:style-name="Internet_20_link" text:visited-style-name="Visited_20_Internet_20_Link">lire</text:a> (temps perdu : il n’est pas perdu mais investit)</text:p>
        </text:list-item>
      </text:list>
      <text:list xml:id="list563417537" text:style-name="L3">
        <text:list-item>
          <text:p text:style-name="P9">IndexError dans la compréhension de liste (de la désormais fonction tochunk() dans TransTrad.py) :</text:p>
          <text:p text:style-name="P8"/>
          <text:list>
            <text:list-header>
              <text:p text:style-name="P17">[(m[x] + m[x + 1] + m[x + 2]) for x in range(0, len(m), 3)]</text:p>
            </text:list-header>
          </text:list>
        </text:list-item>
      </text:list>
      <text:p text:style-name="P1"/>
      <text:list xml:id="list202817883161009" text:continue-numbering="true" text:style-name="L3">
        <text:list-header>
          <text:p text:style-name="P17">Elle permet de grouper par 3 pour la traduction en acides aminés</text:p>
          <text:p text:style-name="P18">Solution :</text:p>
        </text:list-header>
      </text:list>
      <text:p text:style-name="P1"/>
      <text:list xml:id="list202819250940061" text:continue-numbering="true" text:style-name="L3">
        <text:list-item>
          <text:list>
            <text:list-header>
              <text:p text:style-name="P16">[(m[x] + m[x + 1] + m[x + 2]) for x in range(0, len(m)<text:span text:style-name="T3"> - 2</text:span>, 3)]</text:p>
            </text:list-header>
          </text:list>
        </text:list-item>
      </text:list>
      <text:p text:style-name="P1"/>
      <text:list xml:id="list202818842295601" text:continue-numbering="true" text:style-name="L3">
        <text:list-header>
          <text:p text:style-name="P18"><text:soft-page-break/>Pour par exemple AUGU, elle ferait A U G puis tenterait U ? ? cherchant des éléments non existant, il faut donc qu’elle s’arrête à len(liste)-2 pour ne pas arriver dans cette situation. (temps perdu : 3min)</text:p>
        </text:list-header>
        <text:list-item>
          <text:p text:style-name="P18">J’avais nommé le fichiers pour flask, flask.py en attendant puisque on avait déjà un main.py. Ce qui n’est pas possible lorsque flask est installé.</text:p>
          <text:p text:style-name="P18">Solution :</text:p>
          <text:p text:style-name="P18">Lui donner un autre nom. (temps perdu : 15min)</text:p>
        </text:list-item>
        <text:list-item>
          <text:p text:style-name="P15">Centrer un élément dans une &lt;div&gt; (html)</text:p>
          <text:p text:style-name="P15">Solution :</text:p>
          <text:p text:style-name="P15">&lt;div style=’<text:span text:style-name="T4">display: flex; justify-content: center;</text:span>’&gt;<text:span text:style-name="T4">élément&lt;/div&gt; (temps perdu : aller sur stackoverflow)</text:span></text:p>
        </text:list-item>
        <text:list-item>
          <text:p text:style-name="P19">Un tag &lt;link&gt; avez été laissé dans l’html et pointé vers une stylesheet (du css) n’existant plus. J’ai remarqué en regardant les requêtes dans la console et voyant qu’il y avait une erreur 404 pour ce fichier.</text:p>
          <text:p text:style-name="P19">Solution :</text:p>
          <text:p text:style-name="P19">Recherche et extermination du &lt;link&gt; perdu, une balle dans la &lt;head&gt; (ligne 30 environ…)</text:p>
        </text:list-item>
        <text:list-item>
          <text:p text:style-name="P19">« ImportError: attempted relative import with no known parent package » <text:span text:style-name="T5">en tentant de créer des tests unittest.</text:span></text:p>
          <text:p text:style-name="P20">Solution :</text:p>
          <text:p text:style-name="P21">Modification de l’architecture des folders d’après la documentation. J’ai donc abandonné puisque cela n’était pas si nécessaire, on avait déjà terminé <text:span text:style-name="T6">le code python</text:span> depuis longtemps. <text:span text:style-name="T6">(temps perdu : ~1h maintenant je connais la documentation par cœur)</text:span></text:p>
        </text:list-item>
        <text:list-item>
          <text:p text:style-name="P11">Le &lt;canvas&gt; utilisé pour tracer les points qui bougent par rapport à la souris ne fonctionnait pas</text:p>
          <text:p text:style-name="P11">Solution :</text:p>
          <text:p text:style-name="P11">Attendre que le DOM (Document Object Model) charge dans le javascript avec <text:line-break/></text:p>
          <text:p text:style-name="P21">window.addEventListener("DOMContentLoaded", function(){…<text:span text:style-name="T6">}</text:span></text:p>
        </text:list-item>
      </text:list>
      <text:p text:style-name="P3"/>
      <text:p text:style-name="P3"><text:tab/><text:span text:style-name="T6">qui attendra que le DOM charge pour exécuter … (temps perdu : 10min)</text:spa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4T15:36:42.608401911</meta:creation-date>
    <dc:date>2022-11-04T20:28:17.310459094</dc:date>
    <meta:editing-duration>PT48M40S</meta:editing-duration>
    <meta:editing-cycles>5</meta:editing-cycles>
    <meta:generator>LibreOffice/7.3.6.2$Linux_X86_64 LibreOffice_project/30$Build-2</meta:generator>
    <meta:document-statistic meta:table-count="0" meta:image-count="0" meta:object-count="0" meta:page-count="2" meta:paragraph-count="35" meta:word-count="541" meta:character-count="3242" meta:non-whitespace-character-count="2762"/>
  </office:meta>
</office:document-meta>
</file>